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83b1" officeooo:paragraph-rsid="001483b1" style:font-weight-asian="bold" style:font-weight-complex="bold"/>
    </style:style>
    <style:style style:name="P2" style:family="paragraph" style:parent-style-name="Standard">
      <style:text-properties officeooo:rsid="001483b1" officeooo:paragraph-rsid="001483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description:</text:p>
      <text:p text:style-name="P1"/>
      <text:p text:style-name="P2">Build the cover (roof) for the existing concrete slub at the backyard attached to the house. The framing plan for it is in the attached pdf file.</text:p>
      <text:p text:style-name="P2"/>
      <text:p text:style-name="P1">Notes about framing plan:</text:p>
      <text:p text:style-name="P2"/>
      <text:p text:style-name="P2">1. All the sizes in the plan are in inches. </text:p>
      <text:p text:style-name="P2">2. All the sizes for wood studs are actual (eg 1.5”, not 2”)</text:p>
      <text:p text:style-name="P2">3. If a width for a stud is not specified, it is 2” (1.5” actual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04:31.054694439</meta:creation-date>
    <dc:date>2025-02-11T11:10:48.461689081</dc:date>
    <meta:editing-duration>PT6M18S</meta:editing-duration>
    <meta:editing-cycles>1</meta:editing-cycles>
    <meta:document-statistic meta:table-count="0" meta:image-count="0" meta:object-count="0" meta:page-count="1" meta:paragraph-count="6" meta:word-count="71" meta:character-count="360" meta:non-whitespace-character-count="294"/>
    <meta:generator>LibreOffice/24.8.4.2$Linux_X86_64 LibreOffice_project/480$Build-2</meta:generator>
  </office:meta>
</office:document-meta>
</file>